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enlo" svg:font-family="Menlo, Monaco, 'Courier New', monospac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style:border-line-width-bottom="0.0008in 0.0138in 0.0008in" fo:padding="0.0291in" fo:border-left="none" fo:border-right="none" fo:border-top="none" fo:border-bottom="0.0154in double #000000" style:join-border="false"/>
    </style:style>
    <style:style style:name="P2" style:family="paragraph" style:parent-style-name="Standard">
      <style:paragraph-properties style:line-height-at-least="0.261in"/>
      <style:text-properties fo:color="#000000" style:font-name="Menlo" fo:font-size="12.5pt" fo:font-weight="normal" fo:background-color="#ffffff"/>
    </style:style>
    <style:style style:name="P3" style:family="paragraph" style:parent-style-name="Standard">
      <style:paragraph-properties style:line-height-at-least="0.261in"/>
      <style:text-properties fo:color="#008000" style:font-name="Menlo" fo:font-size="12.5pt" fo:font-weight="normal" fo:background-color="#ffffff"/>
    </style:style>
    <style:style style:name="P4" style:family="paragraph" style:parent-style-name="Standard">
      <style:paragraph-properties style:line-height-at-least="0.261in"/>
    </style:style>
    <style:style style:name="P5" style:family="paragraph" style:parent-style-name="Standard">
      <style:paragraph-properties fo:margin-top="0in" fo:margin-bottom="0.1965in" style:line-height-at-least="0.261in"/>
    </style:style>
    <style:style style:name="T1" style:family="text">
      <style:text-properties fo:color="#0000ff"/>
    </style:style>
    <style:style style:name="T2" style:family="text">
      <style:text-properties fo:color="#a31515"/>
    </style:style>
    <style:style style:name="T3" style:family="text">
      <style:text-properties fo:color="#09885a"/>
    </style:style>
    <style:style style:name="T4" style:family="text">
      <style:text-properties fo:color="#008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teps to set up express and mongoose server,js</text:p>
      <text:p text:style-name="Standard"/>
      <text:p text:style-name="Standard">touch server.js</text:p>
      <text:p text:style-name="Standard">npm init -y</text:p>
      <text:p text:style-name="Standard">npm i –-S <text:s/>express body-parser mongoose ejs</text:p>
      <text:p text:style-name="P1"/>
      <text:p text:style-name="Standard"/>
      <text:p text:style-name="Standard">server.js basic code</text:p>
      <text:p text:style-name="Standard"/>
      <text:p text:style-name="P2"><text:span text:style-name="T1">const</text:span> express = require (<text:span text:style-name="T2">'express'</text:span>);</text:p>
      <text:p text:style-name="P2"><text:span text:style-name="T1">const</text:span> parser = require(<text:span text:style-name="T2">'body-parser'</text:span>);</text:p>
      <text:p text:style-name="P2"><text:span text:style-name="T1">const</text:span> path = require(<text:span text:style-name="T2">'path'</text:span>);</text:p>
      <text:p text:style-name="P2"><text:span text:style-name="T1">const</text:span> port = process.env.PORT || <text:span text:style-name="T3">8000</text:span>;</text:p>
      <text:p text:style-name="P4"/>
      <text:p text:style-name="P3">// bring in mongoose</text:p>
      <text:p text:style-name="P2"><text:span text:style-name="T1">const</text:span> mongoose = require(<text:span text:style-name="T2">'mongoose'</text:span>);</text:p>
      <text:p text:style-name="P4"/>
      <text:p text:style-name="P3">// This is how we connect to the mongodb database using mongoose -- "basic_mongoose" is the name </text:p>
      <text:p text:style-name="P3">// of our db in mongodb -- this should match the name of the db you are going to use for your project.</text:p>
      <text:p text:style-name="P3">//mongoose.connect('mongodb://localhost/basic_mongoose');</text:p>
      <text:p text:style-name="P4"/>
      <text:p text:style-name="P2">mongoose.connect(<text:span text:style-name="T2">'mongodb:/localhost/quoting_dojo'</text:span>);</text:p>
      <text:p text:style-name="P4"/>
      <text:p text:style-name="P3">// code to check connection made successfully – the mongoose connection object is also a //eventemitter. We give it a anonymous function to console.log a message string</text:p>
      <text:p text:style-name="P4"/>
      <text:p text:style-name="P2">mongoose.connection.on(<text:span text:style-name="T2">'connected'</text:span>, () <text:span text:style-name="T1">=&gt;</text:span>{</text:p>
      <text:p text:style-name="P2">console.log(<text:span text:style-name="T2">'Mongoose connection open'</text:span>);</text:p>
      <text:p text:style-name="P2">});</text:p>
      <text:p text:style-name="P4"/>
      <text:p text:style-name="P3">// extract Schema property of mongoose using destructing pattern (es6)</text:p>
      <text:p text:style-name="P4"/>
      <text:p text:style-name="P2"><text:span text:style-name="T1">const</text:span> { Schema } = mongoose;</text:p>
      <text:p text:style-name="P4"/>
      <text:p text:style-name="P3"><text:soft-page-break/>//const Schema = mongoose.Schema; – es5, </text:p>
      <text:p text:style-name="P3">//general coding convention is to capitalize constructor functions , classes and interfaces. </text:p>
      <text:p text:style-name="P3">//In this case Schema is a class</text:p>
      <text:p text:style-name="P4"/>
      <text:p text:style-name="P3">// create new Schema eg. QuoteSchema </text:p>
      <text:p text:style-name="P4"/>
      <text:p text:style-name="P2"><text:span text:style-name="T1">const</text:span> QuoteSchema = <text:span text:style-name="T1">new</text:span> Schema({</text:p>
      <text:p text:style-name="P2">name : String,</text:p>
      <text:p text:style-name="P2">age : Number,</text:p>
      <text:p text:style-name="P4"/>
      <text:p text:style-name="P2">}, {timestamps: <text:span text:style-name="T1">true</text:span>})</text:p>
      <text:p text:style-name="P3">//mongoose.model('Quote', QuoteSchema); // We are setting this Schema in our Models as 'Quote'</text:p>
      <text:p text:style-name="P3">//const Quote = mongoose.model('Quote') // We are retrieving this Schema from our Models, named 'Quote'</text:p>
      <text:p text:style-name="P3">// rewritten a one line below:</text:p>
      <text:p text:style-name="P4"/>
      <text:p text:style-name="P2"><text:span text:style-name="T1">const</text:span> Quote = mongoose.model(<text:span text:style-name="T2">'Quote'</text:span>, QuoteSchema); <text:span text:style-name="T4">// first param is collection and second param is schema name.</text:span></text:p>
      <text:p text:style-name="P4"/>
      <text:p text:style-name="P2"><text:span text:style-name="T1">const</text:span> app = express();</text:p>
      <text:p text:style-name="P4"/>
      <text:p text:style-name="P3">// set the view engine</text:p>
      <text:p text:style-name="P2">app.set(<text:span text:style-name="T2">'view engine'</text:span>, <text:span text:style-name="T2">'ejs'</text:span>);</text:p>
      <text:p text:style-name="P4"/>
      <text:p text:style-name="P3">// set view directory path</text:p>
      <text:p text:style-name="P2">app.set(<text:span text:style-name="T2">'views'</text:span>, path.resolve(<text:span text:style-name="T2">'views'</text:span>));</text:p>
      <text:p text:style-name="P4"/>
      <text:p text:style-name="P3">// set static directory path</text:p>
      <text:p text:style-name="P2">app.use(express.static(path.join(__dirname, <text:span text:style-name="T2">'./static'</text:span>)));</text:p>
      <text:p text:style-name="P4"/>
      <text:p text:style-name="P3">// use or set parser</text:p>
      <text:p text:style-name="P2">app.use(parser.urlencoded({ extended: <text:span text:style-name="T1">true</text:span>}));</text:p>
      <text:p text:style-name="P4"/>
      <text:p text:style-name="P3">// ===== Set up Routes =======</text:p>
      <text:p text:style-name="P4"><text:soft-page-break/></text:p>
      <text:p text:style-name="P2">app.get()</text:p>
      <text:p text:style-name="P5"/>
      <text:p text:style-name="P3">// anonymous function </text:p>
      <text:p text:style-name="P2">app.listen(port, () <text:span text:style-name="T1">=&gt;</text:span> console.log (<text:span text:style-name="T2">`express listening on port </text:span><text:span text:style-name="T1">${</text:span> port <text:span text:style-name="T1">}</text:span><text:span text:style-name="T2">`</text:span>))</text:p>
      <text:p text:style-name="P2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enlo" svg:font-family="Menlo, Monaco, 'Courier New', monospac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ok Jain</meta:initial-creator>
    <meta:creation-date>2018-02-08T10:06:47</meta:creation-date>
    <dc:date>2018-02-08T11:18:20</dc:date>
    <dc:creator>Alok Jain</dc:creator>
    <meta:editing-duration>PT1H8M14S</meta:editing-duration>
    <meta:editing-cycles>5</meta:editing-cycles>
    <meta:generator>OpenOffice/4.0.0$Unix OpenOffice.org_project/400m3$Build-9702</meta:generator>
    <meta:document-statistic meta:table-count="0" meta:image-count="0" meta:object-count="0" meta:page-count="3" meta:paragraph-count="46" meta:word-count="292" meta:character-count="2044"/>
  </office:meta>
</office:document-meta>
</file>